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26.09cm" table:align="margins"/>
    </style:style>
    <style:style style:name="Table1.A" style:family="table-column">
      <style:table-column-properties style:column-width="13.04cm" style:rel-column-width="32756*"/>
    </style:style>
    <style:style style:name="Table1.B" style:family="table-column">
      <style:table-column-properties style:column-width="13.049cm" style:rel-column-width="32779*"/>
    </style:style>
    <style:style style:name="Table1.A1" style:family="table-cell">
      <style:table-cell-properties fo:padding="0.097cm" fo:border-left="0.035cm solid #000000" fo:border-right="0.035cm solid #000000" fo:border-top="0.035cm solid #000000" fo:border-bottom="0.002cm solid #000000"/>
    </style:style>
    <style:style style:name="Table1.A2" style:family="table-cell">
      <style:table-cell-properties fo:padding="0.097cm" fo:border-left="0.035cm solid #000000" fo:border-right="none" fo:border-top="0.035cm solid #000000" fo:border-bottom="0.002cm solid #000000"/>
    </style:style>
    <style:style style:name="Table1.A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3" style:family="table-cell">
      <style:table-cell-properties fo:padding="0.097cm" fo:border="0.035cm solid #000000"/>
    </style:style>
    <style:style style:name="Table1.A4" style:family="table-cell">
      <style:table-cell-properties fo:padding="0.097cm" fo:border-left="0.035cm solid #000000" fo:border-right="none" fo:border-top="none" fo:border-bottom="0.035cm solid #000000"/>
    </style:style>
    <style:style style:name="Table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" style:family="table">
      <style:table-properties style:width="12.845cm" table:align="margins"/>
    </style:style>
    <style:style style:name="Table2.A" style:family="table-column">
      <style:table-column-properties style:column-width="12.845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2.651cm" table:align="margins"/>
    </style:style>
    <style:style style:name="Table3.A" style:family="table-column">
      <style:table-column-properties style:column-width="12.651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2.857cm" table:align="margins"/>
    </style:style>
    <style:style style:name="Table14.A" style:family="table-column">
      <style:table-column-properties style:column-width="12.857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2.663cm" table:align="margins"/>
    </style:style>
    <style:style style:name="Table15.A" style:family="table-column">
      <style:table-column-properties style:column-width="12.663cm" style:rel-column-width="65535*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2.845cm" table:align="margins"/>
    </style:style>
    <style:style style:name="Table4.A" style:family="table-column">
      <style:table-column-properties style:column-width="12.845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2.651cm" table:align="margins"/>
    </style:style>
    <style:style style:name="Table5.A" style:family="table-column">
      <style:table-column-properties style:column-width="12.651cm" style:rel-column-width="65535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2.651cm" table:align="margins"/>
    </style:style>
    <style:style style:name="Table6.A" style:family="table-column">
      <style:table-column-properties style:column-width="12.651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2.651cm" table:align="margins"/>
    </style:style>
    <style:style style:name="Table7.A" style:family="table-column">
      <style:table-column-properties style:column-width="12.651cm" style:rel-column-width="65535*"/>
    </style:style>
    <style:style style:name="Table7.A1" style:family="table-cell">
      <style:table-cell-properties fo:padding="0.097cm" fo:border="0.002cm solid #000000"/>
    </style:style>
    <style:style style:name="Table16" style:family="table">
      <style:table-properties style:width="12.857cm" table:align="margins"/>
    </style:style>
    <style:style style:name="Table16.A" style:family="table-column">
      <style:table-column-properties style:column-width="12.857cm" style:rel-column-width="65535*"/>
    </style:style>
    <style:style style:name="Table16.A1" style:family="table-cell">
      <style:table-cell-properties fo:padding="0.097cm" fo:border="0.002cm solid #000000"/>
    </style:style>
    <style:style style:name="Table17" style:family="table">
      <style:table-properties style:width="12.663cm" table:align="margins"/>
    </style:style>
    <style:style style:name="Table17.A" style:family="table-column">
      <style:table-column-properties style:column-width="12.663cm" style:rel-column-width="65535*"/>
    </style:style>
    <style:style style:name="Table17.A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2.663cm" table:align="margins"/>
    </style:style>
    <style:style style:name="Table18.A" style:family="table-column">
      <style:table-column-properties style:column-width="12.663cm" style:rel-column-width="65535*"/>
    </style:style>
    <style:style style:name="Table18.A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2.663cm" table:align="margins"/>
    </style:style>
    <style:style style:name="Table19.A" style:family="table-column">
      <style:table-column-properties style:column-width="12.663cm" style:rel-column-width="65535*"/>
    </style:style>
    <style:style style:name="Table19.A1" style:family="table-cell">
      <style:table-cell-properties fo:padding="0.097cm" fo:border="0.002cm solid #000000"/>
    </style:style>
    <style:style style:name="Table8" style:family="table">
      <style:table-properties style:width="12.845cm" table:align="margins"/>
    </style:style>
    <style:style style:name="Table8.A" style:family="table-column">
      <style:table-column-properties style:column-width="12.845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2.651cm" table:align="margins"/>
    </style:style>
    <style:style style:name="Table9.A" style:family="table-column">
      <style:table-column-properties style:column-width="12.651cm" style:rel-column-width="65535*"/>
    </style:style>
    <style:style style:name="Table9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2.651cm" table:align="margins"/>
    </style:style>
    <style:style style:name="Table10.A" style:family="table-column">
      <style:table-column-properties style:column-width="12.651cm" style:rel-column-width="65535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2.857cm" table:align="margins"/>
    </style:style>
    <style:style style:name="Table20.A" style:family="table-column">
      <style:table-column-properties style:column-width="12.857cm" style:rel-column-width="65535*"/>
    </style:style>
    <style:style style:name="Table20.A1" style:family="table-cell">
      <style:table-cell-properties fo:padding="0.097cm" fo:border="0.002cm solid #000000"/>
    </style:style>
    <style:style style:name="Table21" style:family="table">
      <style:table-properties style:width="12.663cm" table:align="margins"/>
    </style:style>
    <style:style style:name="Table21.A" style:family="table-column">
      <style:table-column-properties style:column-width="12.663cm" style:rel-column-width="65535*"/>
    </style:style>
    <style:style style:name="Table21.A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2.663cm" table:align="margins"/>
    </style:style>
    <style:style style:name="Table22.A" style:family="table-column">
      <style:table-column-properties style:column-width="12.663cm" style:rel-column-width="65535*"/>
    </style:style>
    <style:style style:name="Table22.A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2.845cm" table:align="margins"/>
    </style:style>
    <style:style style:name="Table11.A" style:family="table-column">
      <style:table-column-properties style:column-width="12.845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2.651cm" table:align="margins"/>
    </style:style>
    <style:style style:name="Table12.A" style:family="table-column">
      <style:table-column-properties style:column-width="12.651cm" style:rel-column-width="65535*"/>
    </style:style>
    <style:style style:name="Table12.A1" style:family="table-cell">
      <style:table-cell-properties fo:padding="0.097cm" fo:border="0.002cm solid #000000"/>
    </style:style>
    <style:style style:name="Table12.2" style:family="table-row">
      <style:table-row-properties style:min-row-height="1.418cm"/>
    </style:style>
    <style:style style:name="Tab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2.651cm" table:align="margins"/>
    </style:style>
    <style:style style:name="Table13.A" style:family="table-column">
      <style:table-column-properties style:column-width="12.651cm" style:rel-column-width="65535*"/>
    </style:style>
    <style:style style:name="Table13.A1" style:family="table-cell">
      <style:table-cell-properties fo:padding="0.097cm" fo:border="0.002cm solid #000000"/>
    </style:style>
    <style:style style:name="Table23" style:family="table">
      <style:table-properties style:width="12.857cm" table:align="margins"/>
    </style:style>
    <style:style style:name="Table23.A" style:family="table-column">
      <style:table-column-properties style:column-width="12.857cm" style:rel-column-width="65535*"/>
    </style:style>
    <style:style style:name="Table23.A1" style:family="table-cell">
      <style:table-cell-properties fo:padding="0.097cm" fo:border="0.002cm solid #000000"/>
    </style:style>
    <style:style style:name="Table24" style:family="table">
      <style:table-properties style:width="12.663cm" table:align="margins"/>
    </style:style>
    <style:style style:name="Table24.A" style:family="table-column">
      <style:table-column-properties style:column-width="12.663cm" style:rel-column-width="65535*"/>
    </style:style>
    <style:style style:name="Table24.A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2.663cm" table:align="margins"/>
    </style:style>
    <style:style style:name="Table25.A" style:family="table-column">
      <style:table-column-properties style:column-width="12.663cm" style:rel-column-width="65535*"/>
    </style:style>
    <style:style style:name="Table25.A1" style:family="table-cell">
      <style:table-cell-properties fo:padding="0.097cm" fo:border="0.002cm solid #000000"/>
    </style:style>
    <style:style style:name="P1" style:family="paragraph" style:parent-style-name="Table_20_Heading">
      <style:paragraph-properties>
        <style:tab-stops>
          <style:tab-stop style:position="14.367cm"/>
        </style:tab-stops>
      </style:paragraph-properties>
      <style:text-properties fo:color="#000000" fo:font-size="16pt" fo:font-style="italic" fo:background-color="transparent" style:font-size-asian="16pt" style:font-style-asian="italic" style:font-size-complex="16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14pt" fo:background-color="transparent" style:font-size-asian="14pt" style:language-asian="zh" style:country-asian="TW" style:font-size-complex="14pt"/>
    </style:style>
    <style:style style:name="P4" style:family="paragraph" style:parent-style-name="Standard">
      <style:text-properties fo:color="#000000" style:font-name="Trebuchet MS" fo:font-size="14pt" fo:background-color="transparent" style:font-size-asian="14pt" style:font-size-complex="14pt"/>
    </style:style>
    <style:style style:name="P5" style:family="paragraph" style:parent-style-name="Standard">
      <style:text-properties fo:color="#000000" style:font-name="Trebuchet MS" fo:font-size="14pt" fo:background-color="transparent" style:font-size-asian="14pt" style:language-asian="zh" style:country-asian="TW" style:font-size-complex="14pt"/>
    </style:style>
    <style:style style:name="P6" style:family="paragraph" style:parent-style-name="Standard">
      <style:text-properties fo:color="#00ae00" style:font-name="Trebuchet MS" fo:font-size="14pt" fo:background-color="transparent" style:font-size-asian="14pt" style:language-asian="zh" style:country-asian="TW" style:font-size-complex="14pt"/>
    </style:style>
    <style:style style:name="P7" style:family="paragraph" style:parent-style-name="Standard">
      <style:text-properties fo:color="#b3b3b3" style:font-name="Trebuchet MS" fo:font-size="14pt" fo:background-color="transparent" style:font-size-asian="14pt" style:font-size-complex="14pt"/>
    </style:style>
    <style:style style:name="P8" style:family="paragraph" style:parent-style-name="Table_20_Contents"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9" style:family="paragraph" style:parent-style-name="Table_20_Contents"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0" style:family="paragraph" style:parent-style-name="Table_20_Heading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Trebuchet MS" fo:font-size="14pt" fo:font-weight="normal" fo:background-color="#ffff00" style:font-size-asian="14pt" style:language-asian="zh" style:country-asian="TW" style:font-weight-asian="normal" style:font-size-complex="14pt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fo:color="#b3b3b3" style:font-name="Trebuchet MS" fo:font-size="14pt" fo:font-weight="normal" style:font-size-asian="14pt" style:font-weight-asian="normal" style:font-size-complex="14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b3b3b3" style:font-name="Trebuchet MS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Trebuchet MS" fo:font-size="14pt" fo:font-weight="normal" style:font-size-asian="14pt" style:language-asian="zh" style:country-asian="TW" style:font-weight-asian="normal" style:font-size-complex="14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font-size="14pt" fo:font-weight="normal" style:font-size-asian="14pt" style:language-asian="zh" style:country-asian="TW" style:font-weight-asian="normal" style:font-size-complex="14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21" style:family="paragraph" style:parent-style-name="Table_20_Heading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24" style:family="paragraph" style:parent-style-name="Standard">
      <style:text-properties fo:color="#c0c0c0" style:font-name="Trebuchet MS" fo:font-size="14pt" fo:background-color="transparent" style:font-size-asian="14pt" style:font-size-complex="14pt"/>
    </style:style>
    <style:style style:name="P25" style:family="paragraph" style:parent-style-name="Table_20_Heading">
      <style:paragraph-properties fo:text-align="start" style:justify-single-word="false"/>
      <style:text-properties fo:color="#c0c0c0" style:font-name="Trebuchet MS" fo:font-size="14pt" fo:font-weight="normal" style:font-size-asian="14pt" style:font-weight-asian="normal" style:font-size-complex="14pt" style:font-weight-complex="normal"/>
    </style:style>
    <style:style style:name="P26" style:family="paragraph" style:parent-style-name="Table_20_Heading">
      <style:paragraph-properties fo:text-align="start" style:justify-single-word="false"/>
      <style:text-properties fo:color="#c0c0c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b3b3b3" fo:font-weight="normal" style:language-asian="zh" style:country-asian="TW" style:font-weight-asian="normal" style:font-weight-complex="normal"/>
    </style:style>
    <style:style style:name="T5" style:family="text">
      <style:text-properties fo:color="#b3b3b3"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Module: <text:span text:style-name="T1">drama</text:span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>English</text:p>
          </table:table-cell>
          <table:table-cell table:style-name="Table1.A1" office:value-type="string">
            <text:p text:style-name="P3">中文</text:p>
          </table:table-cell>
        </table:table-row>
        <table:table-row>
          <table:table-cell table:style-name="Table1.A3" office:value-type="string">
            <text:p text:style-name="P4">&lt;actor&gt;</text:p>
            <text:p text:style-name="P4">(actor)</text:p>
            <text:p text:style-name="P4">Name of an actor appearing within a cast list.</text:p>
          </table:table-cell>
          <table:table-cell table:style-name="Table1.B3" office:value-type="string">
            <text:p text:style-name="P4">&lt;<text:span text:style-name="T1">演員</text:span>&gt;</text:p>
            <text:p text:style-name="P4">(<text:span text:style-name="T1">演員</text:span>)</text:p>
            <text:p text:style-name="P5">角色名單中的演員姓名。</text:p>
          </table:table-cell>
        </table:table-row>
        <table:table-row>
          <table:table-cell table:style-name="Table1.A4" office:value-type="string">
            <text:p text:style-name="P4">&lt;camera&gt;</text:p>
            <text:p text:style-name="P4">describes a particular camera angle or viewpoint in a screen play.</text:p>
          </table:table-cell>
          <table:table-cell table:style-name="Table1.B4" office:value-type="string">
            <text:p text:style-name="P4">&lt;<text:span text:style-name="T1">攝影機</text:span>&gt;</text:p>
            <text:p text:style-name="P5">描述電視劇本中攝影機的某特定視角或觀看角度。</text:p>
          </table:table-cell>
        </table:table-row>
        <table:table-row>
          <table:table-cell table:style-name="Table1.A4" office:value-type="string">
            <text:p text:style-name="P4">&lt;caption&gt;</text:p>
            <text:p text:style-name="P4">contains the text of a caption or other text displayed as part of a film script or screenplay.</text:p>
          </table:table-cell>
          <table:table-cell table:style-name="Table1.B4" office:value-type="string">
            <text:p text:style-name="P4">&lt;<text:span text:style-name="T1">字幕</text:span>&gt;</text:p>
            <text:p text:style-name="P5">包含呈現在電影或電視劇本中的字幕或其他文字。</text:p>
          </table:table-cell>
        </table:table-row>
        <table:table-row>
          <table:table-cell table:style-name="Table1.A4" office:value-type="string">
            <text:p text:style-name="P4">&lt;castGroup&gt;</text:p>
            <text:p text:style-name="P4">(Cast list grouping)</text:p>
            <text:p text:style-name="P4">groups one or more individual castItem elements within a cast list.</text:p>
          </table:table-cell>
          <table:table-cell table:style-name="Table1.B4" office:value-type="string">
            <text:p text:style-name="P4">&lt;角色<text:span text:style-name="T1">群組</text:span>&gt;</text:p>
            <text:p text:style-name="P4">(角<text:span text:style-name="T1">色群組</text:span>)</text:p>
            <text:p text:style-name="P5">匯集角色清單中一個或多個角色項目元素。</text:p>
            <text:p text:style-name="P6"/>
          </table:table-cell>
        </table:table-row>
        <table:table-row>
          <table:table-cell table:style-name="Table1.A4" office:value-type="string">
            <text:p text:style-name="P4">&lt;castItem&gt;</text:p>
            <text:p text:style-name="P4">(Cast list item)</text:p>
            <text:p text:style-name="P4">contains a single entry within a cast list, describing</text:p>
            <text:p text:style-name="P4">either a single role or a list of non-speaking roles.</text:p>
            <text:p text:style-name="P7">attributes=</text:p>
            <table:table table:name="Table2" table:style-name="Table2">
              <table:table-column table:style-name="Table2.A"/>
              <table:table-header-rows>
                <table:table-row>
                  <table:table-cell table:style-name="Table2.A1" office:value-type="string">
                    <text:p text:style-name="P8">type</text:p>
                    <text:p text:style-name="P8">-characterizes the cast item.</text:p>
                    <text:p text:style-name="P9">values=</text:p>
                    <table:table table:name="Table3" table:style-name="Table3">
                      <table:table-column table:style-name="Table3.A"/>
                      <table:table-header-rows>
                        <table:table-row>
                          <table:table-cell table:style-name="Table3.A1" office:value-type="string">
                            <text:p text:style-name="P10">role</text:p>
                            <text:p text:style-name="P10">(the item describes a single role.)</text:p>
                          </table:table-cell>
                        </table:table-row>
                      </table:table-header-rows>
                      <table:table-row>
                        <table:table-cell table:style-name="Table3.A2" office:value-type="string">
                          <text:p text:style-name="P11">list</text:p>
                          <text:p text:style-name="P11">(the item describes a list of non-speaking roles.)</text:p>
                        </table:table-cell>
                      </table:table-row>
                    </table:table>
                    <text:p text:style-name="P8"/>
                  </table:table-cell>
                </table:table-row>
              </table:table-header-rows>
            </table:table>
            <text:p text:style-name="P4"/>
          </table:table-cell>
          <table:table-cell table:style-name="Table1.B4" office:value-type="string">
            <text:p text:style-name="P4">&lt;<text:span text:style-name="T1">角色項目</text:span>&gt;</text:p>
            <text:p text:style-name="P4">(<text:span text:style-name="T1">角色項目</text:span>)</text:p>
            <text:p text:style-name="P5">包含角色清單中的ㄧ個項目，描述單一角色或無台詞角色的列表。</text:p>
            <text:p text:style-name="P7"><text:span text:style-name="T1">屬性</text:span>=</text:p>
            <table:table table:name="Table14" table:style-name="Table14">
              <table:table-column table:style-name="Table14.A"/>
              <table:table-header-rows>
                <table:table-row>
                  <table:table-cell table:style-name="Table14.A1" office:value-type="string">
                    <text:p text:style-name="P12">類型</text:p>
                    <text:p text:style-name="P8">-<text:span text:style-name="T1">說明角色項目的特性。</text:span></text:p>
                    <text:p text:style-name="P9"><text:span text:style-name="T1">屬性值</text:span>=</text:p>
                    <table:table table:name="Table15" table:style-name="Table15">
                      <table:table-column table:style-name="Table15.A"/>
                      <table:table-header-rows>
                        <table:table-row>
                          <table:table-cell table:style-name="Table15.A1" office:value-type="string">
                            <text:p text:style-name="P13">角色</text:p>
                            <text:p text:style-name="P10">(<text:span text:style-name="T1">該項目為單一角色</text:span>)</text:p>
                          </table:table-cell>
                        </table:table-row>
                      </table:table-header-rows>
                      <table:table-row>
                        <table:table-cell table:style-name="Table15.A2" office:value-type="string">
                          <text:p text:style-name="P13">清單</text:p>
                          <text:p text:style-name="P11">(<text:span text:style-name="T1">該項目為無台詞角色的列表</text:span>)</text:p>
                        </table:table-cell>
                      </table:table-row>
                    </table:table>
                    <text:p text:style-name="P8"/>
                  </table:table-cell>
                </table:table-row>
              </table:table-header-rows>
            </table:table>
            <text:p text:style-name="P6"/>
          </table:table-cell>
        </table:table-row>
        <table:table-row>
          <table:table-cell table:style-name="Table1.A4" office:value-type="string">
            <text:p text:style-name="P4">&lt;castList&gt;</text:p>
            <text:p text:style-name="P4">(cast list)</text:p>
            <text:p text:style-name="P4">contains a single cast list or dramatis personae.</text:p>
          </table:table-cell>
          <table:table-cell table:style-name="Table1.B4" office:value-type="string">
            <text:p text:style-name="P4">&lt;<text:span text:style-name="T1">角色名單</text:span>&gt;</text:p>
            <text:p text:style-name="P4">(<text:span text:style-name="T1">角色清單</text:span>)</text:p>
            <text:p text:style-name="P5">包含單一角色名單或出場人物列表。</text:p>
          </table:table-cell>
        </table:table-row>
        <table:table-row>
          <table:table-cell table:style-name="Table1.A4" office:value-type="string">
            <text:p text:style-name="P4">&lt;epilogue&gt;</text:p>
            <text:p text:style-name="P4">contains the epilogue to a drama, <text:s/>typically spoken by an actor out of character, possibly in association with a particular performance or venue.</text:p>
          </table:table-cell>
          <table:table-cell table:style-name="Table1.B4" office:value-type="string">
            <text:p text:style-name="P4">&lt;<text:span text:style-name="T1">收場白</text:span>&gt;</text:p>
            <text:p text:style-name="P5">包含戲劇收場白，可能和特定演出或故事場景相關，一般是由ㄧ個演員脫離劇中身份來朗讀。</text:p>
            <text:p text:style-name="P6"/>
          </table:table-cell>
        </table:table-row>
        <table:table-row>
          <table:table-cell table:style-name="Table1.A4" office:value-type="string">
            <text:p text:style-name="P4">&lt;move&gt;</text:p>
            <text:p text:style-name="P4">(Movement)</text:p>
            <text:p text:style-name="P4">marks the actual entrance or exit of one or more characters on stage.</text:p>
            <text:p text:style-name="P7">attributes=</text:p>
            <table:table table:name="Table4" table:style-name="Table4">
              <table:table-column table:style-name="Table4.A"/>
              <table:table-header-rows>
                <table:table-row>
                  <table:table-cell table:style-name="Table4.A1" office:value-type="string">
                    <text:p text:style-name="P14">type</text:p>
                    <text:p text:style-name="P14">-characterizes the movement, for example as an entrance or exit.</text:p>
                    <text:p text:style-name="P15">values=</text:p>
                    <table:table table:name="Table5" table:style-name="Table5">
                      <table:table-column table:style-name="Table5.A"/>
                      <table:table-header-rows>
                        <table:table-row>
                          <table:table-cell table:style-name="Table5.A1" office:value-type="string">
                            <text:p text:style-name="P14">entrance</text:p>
                            <text:p text:style-name="P14">(character is entering the stage.)</text:p>
                          </table:table-cell>
                        </table:table-row>
                      </table:table-header-rows>
                      <table:table-row>
                        <table:table-cell table:style-name="Table5.A2" office:value-type="string">
                          <text:p text:style-name="P16">exit</text:p>
                          <text:p text:style-name="P16">(character is exiting the stage.)</text:p>
                        </table:table-cell>
                      </table:table-row>
                      <table:table-row>
                        <table:table-cell table:style-name="Table5.A2" office:value-type="string">
                          <text:p text:style-name="P16">onstage</text:p>
                          <text:p text:style-name="P16">(character moves on stage)</text:p>
                        </table:table-cell>
                      </table:table-row>
                    </table:table>
                    <text:p text:style-name="P14"/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16">where</text:p>
                  <text:p text:style-name="P16">-specifies the direction of a stage movement.</text:p>
                  <text:p text:style-name="P15">values=</text:p>
                  <table:table table:name="Table6" table:style-name="Table6">
                    <table:table-column table:style-name="Table6.A"/>
                    <table:table-header-rows>
                      <table:table-row>
                        <table:table-cell table:style-name="Table6.A1" office:value-type="string">
                          <text:p text:style-name="P14">L</text:p>
                          <text:p text:style-name="P14">(stage left)</text:p>
                        </table:table-cell>
                      </table:table-row>
                    </table:table-header-rows>
                    <table:table-row>
                      <table:table-cell table:style-name="Table6.A2" office:value-type="string">
                        <text:p text:style-name="P16">R</text:p>
                        <text:p text:style-name="P16">(stage right)</text:p>
                      </table:table-cell>
                    </table:table-row>
                    <table:table-row>
                      <table:table-cell table:style-name="Table6.A2" office:value-type="string">
                        <text:p text:style-name="P16">C</text:p>
                        <text:p text:style-name="P16">(centre stage)</text:p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4.A2" office:value-type="string">
                  <text:p text:style-name="P16">perf</text:p>
                  <text:p text:style-name="P16">-identifies the performance or performances in which this movement occurred as specified.</text:p>
                  <text:p text:style-name="P17">value description=</text:p>
                  <table:table table:name="Table7" table:style-name="Table7">
                    <table:table-column table:style-name="Table7.A"/>
                    <table:table-header-rows>
                      <table:table-row>
                        <table:table-cell table:style-name="Table7.A1" office:value-type="string">
                          <text:p text:style-name="P16">The references are derived from the &lt;att&gt;xml:id&lt;/att&gt; attribute on a &lt;gi&gt;performance&lt;/gi&gt; element.</text:p>
                        </table:table-cell>
                      </table:table-row>
                    </table:table-header-rows>
                  </table:table>
                  <text:p text:style-name="P16"/>
                </table:table-cell>
              </table:table-row>
            </table:table>
            <text:p text:style-name="P4"/>
          </table:table-cell>
          <table:table-cell table:style-name="Table1.B4" office:value-type="string">
            <text:p text:style-name="P4">&lt;<text:span text:style-name="T1">動作</text:span>&gt;</text:p>
            <text:p text:style-name="P4">(<text:span text:style-name="T1">動作</text:span>)</text:p>
            <text:p text:style-name="P5">標記舞台上人物的實際進場或退場。</text:p>
            <text:p text:style-name="P5"/>
            <text:p text:style-name="P7"><text:span text:style-name="T1">屬性</text:span>=</text:p>
            <table:table table:name="Table16" table:style-name="Table16">
              <table:table-column table:style-name="Table16.A"/>
              <table:table-header-rows>
                <table:table-row>
                  <table:table-cell table:style-name="Table16.A1" office:value-type="string">
                    <text:p text:style-name="P18">類型</text:p>
                    <text:p text:style-name="P14">-<text:span text:style-name="T1">說明舞台動作，例如進場或退場。</text:span></text:p>
                    <text:p text:style-name="P18"/>
                    <text:p text:style-name="P15"><text:span text:style-name="T1">屬性值</text:span>=</text:p>
                    <table:table table:name="Table17" table:style-name="Table17">
                      <table:table-column table:style-name="Table17.A"/>
                      <table:table-header-rows>
                        <table:table-row>
                          <table:table-cell table:style-name="Table17.A1" office:value-type="string">
                            <text:p text:style-name="P18">進場</text:p>
                            <text:p text:style-name="P14">(<text:span text:style-name="T1">角色進場</text:span>)</text:p>
                          </table:table-cell>
                        </table:table-row>
                      </table:table-header-rows>
                      <table:table-row>
                        <table:table-cell table:style-name="Table17.A2" office:value-type="string">
                          <text:p text:style-name="P19">退場</text:p>
                          <text:p text:style-name="P16">(<text:span text:style-name="T1">角色退場</text:span>)</text:p>
                        </table:table-cell>
                      </table:table-row>
                      <table:table-row>
                        <table:table-cell table:style-name="Table17.A2" office:value-type="string">
                          <text:p text:style-name="P19">台上動作</text:p>
                          <text:p text:style-name="P16">(<text:span text:style-name="T1">角色在舞台上的動作</text:span>)</text:p>
                        </table:table-cell>
                      </table:table-row>
                    </table:table>
                    <text:p text:style-name="P14"/>
                  </table:table-cell>
                </table:table-row>
              </table:table-header-rows>
              <table:table-row>
                <table:table-cell table:style-name="Table16.A2" office:value-type="string">
                  <text:p text:style-name="P20">位置</text:p>
                  <text:p text:style-name="P11">-<text:span text:style-name="T1">說明舞台動作的方向。</text:span></text:p>
                  <text:p text:style-name="P21"><text:span text:style-name="T1">屬性值</text:span>=</text:p>
                  <table:table table:name="Table18" table:style-name="Table18">
                    <table:table-column table:style-name="Table18.A"/>
                    <table:table-header-rows>
                      <table:table-row>
                        <table:table-cell table:style-name="Table18.A1" office:value-type="string">
                          <text:p text:style-name="P10">L</text:p>
                          <text:p text:style-name="P10">(<text:span text:style-name="T1">舞台左側</text:span>)</text:p>
                        </table:table-cell>
                      </table:table-row>
                    </table:table-header-rows>
                    <table:table-row>
                      <table:table-cell table:style-name="Table18.A2" office:value-type="string">
                        <text:p text:style-name="P11">R</text:p>
                        <text:p text:style-name="P11">(<text:span text:style-name="T1">舞台右側</text:span>)</text:p>
                      </table:table-cell>
                    </table:table-row>
                    <table:table-row>
                      <table:table-cell table:style-name="Table18.A2" office:value-type="string">
                        <text:p text:style-name="P11">C</text:p>
                        <text:p text:style-name="P11">(<text:span text:style-name="T1">舞台中央</text:span>)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16.A2" office:value-type="string">
                  <text:p text:style-name="P11"><text:span text:style-name="T2">演</text:span> </text:p>
                  <text:p text:style-name="P11">-<text:span text:style-name="T1">指出這項舞台動作出現在哪些演出中。</text:span></text:p>
                  <text:p text:style-name="P22"><text:span text:style-name="T1">屬性值描述</text:span>=</text:p>
                  <table:table table:name="Table19" table:style-name="Table19">
                    <table:table-column table:style-name="Table19.A"/>
                    <table:table-header-rows>
                      <table:table-row>
                        <table:table-cell table:style-name="Table19.A1" office:value-type="string">
                          <text:p text:style-name="P20">所使用的參照來自於元素&lt;gi&gt;<text:span text:style-name="T3">performance</text:span>&lt;/gi&gt;的屬性&lt;att&gt;xml:id&lt;/att&gt;。</text:p>
                        </table:table-cell>
                      </table:table-row>
                    </table:table-header-rows>
                  </table:table>
                  <text:p text:style-name="P11"/>
                </table:table-cell>
              </table:table-row>
            </table:table>
            <text:p text:style-name="P4"/>
          </table:table-cell>
        </table:table-row>
        <table:table-row>
          <table:table-cell table:style-name="Table1.A4" office:value-type="string">
            <text:p text:style-name="P4">&lt;performance&gt;</text:p>
            <text:p text:style-name="P4">contains a section of front or back matter describing how a dramatic piece is to be performed in general or how it was performed on some specific occasion.</text:p>
          </table:table-cell>
          <table:table-cell table:style-name="Table1.B4" office:value-type="string">
            <text:p text:style-name="P4">&lt;<text:span text:style-name="T1">演出資訊</text:span>&gt;</text:p>
            <text:p text:style-name="P5">包含前頁或後頁部分，描述戲劇作品的ㄧ般演出方式、或曾經在特定場合的演出方式。</text:p>
          </table:table-cell>
        </table:table-row>
        <table:table-row>
          <table:table-cell table:style-name="Table1.A4" office:value-type="string">
            <text:p text:style-name="P4">&lt;prologue&gt;</text:p>
            <text:p text:style-name="P4">contains the prologue to a drama, <text:s/>typically spoken by an actor out of character, possibly in association with a particular performance or venue.</text:p>
          </table:table-cell>
          <table:table-cell table:style-name="Table1.B4" office:value-type="string">
            <text:p text:style-name="P4">&lt;<text:span text:style-name="T1">開場白</text:span>&gt;</text:p>
            <text:p text:style-name="P5">包含戲劇開場白，可能和特定演出或故事場景相關，一般是由ㄧ個演員脫離劇中身份來朗讀。</text:p>
            <text:p text:style-name="P6"/>
          </table:table-cell>
        </table:table-row>
        <table:table-row>
          <table:table-cell table:style-name="Table1.A4" office:value-type="string">
            <text:p text:style-name="P4">&lt;role&gt;</text:p>
            <text:p text:style-name="P4">the name of a dramatic role, as given in a cast list.</text:p>
          </table:table-cell>
          <table:table-cell table:style-name="Table1.B4" office:value-type="string">
            <text:p text:style-name="P4">&lt;<text:span text:style-name="T1">角色</text:span>&gt;</text:p>
            <text:p text:style-name="P5">列在角色名單中的劇中角色名稱。</text:p>
          </table:table-cell>
        </table:table-row>
        <table:table-row>
          <table:table-cell table:style-name="Table1.A4" office:value-type="string">
            <text:p text:style-name="P4">&lt;roleDesc&gt;</text:p>
            <text:p text:style-name="P4">(role description)</text:p>
            <text:p text:style-name="P4">describes a character's role in a drama.</text:p>
          </table:table-cell>
          <table:table-cell table:style-name="Table1.B4" office:value-type="string">
            <text:p text:style-name="P4">&lt;<text:span text:style-name="T1">角色描述</text:span>&gt;</text:p>
            <text:p text:style-name="P4">(<text:span text:style-name="T1">角色描述</text:span>)</text:p>
            <text:p text:style-name="P5">描述劇中人物所扮演的角色。</text:p>
          </table:table-cell>
        </table:table-row>
        <table:table-row>
          <table:table-cell table:style-name="Table1.A4" office:value-type="string">
            <text:p text:style-name="P4">&lt;set&gt;</text:p>
            <text:p text:style-name="P4">contains a description of the setting, time, locale, appearance, etc., of the action of a play, typically found in the front matter of a printed performance text (not a stage direction).</text:p>
          </table:table-cell>
          <table:table-cell table:style-name="Table1.B4" office:value-type="string">
            <text:p text:style-name="P4">&lt;<text:span text:style-name="T1">場景</text:span>&gt;</text:p>
            <text:p text:style-name="P5">包含一段演出的場景描述，像是佈景、時間、地點、景象等，這段描述通常出現在劇本中的前頁部分(並非舞台動作指示)。</text:p>
          </table:table-cell>
        </table:table-row>
        <table:table-row>
          <table:table-cell table:style-name="Table1.A4" office:value-type="string">
            <text:p text:style-name="P4">&lt;sound&gt;</text:p>
            <text:p text:style-name="P4">describes a sound effect or musical sequence specified within a screen play or radio script.</text:p>
            <text:p text:style-name="P7">attributes=</text:p>
            <table:table table:name="Table8" table:style-name="Table8">
              <table:table-column table:style-name="Table8.A"/>
              <table:table-header-rows>
                <table:table-row>
                  <table:table-cell table:style-name="Table8.A1" office:value-type="string">
                    <text:p text:style-name="P14">type</text:p>
                    <text:p text:style-name="P14">-categorizes the sound in some respect, e.g. as music, special effect, etc.</text:p>
                    <text:p text:style-name="P17">value description=</text:p>
                    <table:table table:name="Table9" table:style-name="Table9">
                      <table:table-column table:style-name="Table9.A"/>
                      <table:table-header-rows>
                        <table:table-row>
                          <table:table-cell table:style-name="Table9.A1" office:value-type="string">
                            <text:p text:style-name="P16">any string of characters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  <table:table-row>
                <table:table-cell table:style-name="Table8.A2" office:value-type="string">
                  <text:p text:style-name="P16">discrete</text:p>
                  <text:p text:style-name="P16">-indicates whether the sound overlaps the surrounding speeches or interrupts them.</text:p>
                  <text:p text:style-name="P17">values=</text:p>
                  <table:table table:name="Table10" table:style-name="Table10">
                    <table:table-column table:style-name="Table10.A"/>
                    <table:table-header-rows>
                      <table:table-row>
                        <table:table-cell table:style-name="Table10.A1" office:value-type="string">
                          <text:p text:style-name="P14">true</text:p>
                          <text:p text:style-name="P14">(the sound is heard between the surrounding speeches)</text:p>
                        </table:table-cell>
                      </table:table-row>
                    </table:table-header-rows>
                    <table:table-row>
                      <table:table-cell table:style-name="Table10.A2" office:value-type="string">
                        <text:p text:style-name="P16">false</text:p>
                        <text:p text:style-name="P16">(the sound overlaps the surrounding speeches)</text:p>
                      </table:table-cell>
                    </table:table-row>
                    <table:table-row>
                      <table:table-cell table:style-name="Table10.A2" office:value-type="string">
                        <text:p text:style-name="P16">unknown</text:p>
                        <text:p text:style-name="P16">(unknown or inapplicable)</text:p>
                      </table:table-cell>
                    </table:table-row>
                  </table:table>
                  <text:p text:style-name="P16"/>
                </table:table-cell>
              </table:table-row>
            </table:table>
            <text:p text:style-name="P7"/>
          </table:table-cell>
          <table:table-cell table:style-name="Table1.B4" office:value-type="string">
            <text:p text:style-name="P4">&lt;<text:span text:style-name="T1">聲音</text:span>&gt;</text:p>
            <text:p text:style-name="P5">描述電影或廣播劇本中的音效或配樂。</text:p>
            <text:p text:style-name="P5"/>
            <text:p text:style-name="P7"><text:span text:style-name="T1">屬性</text:span>=</text:p>
            <table:table table:name="Table20" table:style-name="Table20">
              <table:table-column table:style-name="Table20.A"/>
              <table:table-header-rows>
                <table:table-row>
                  <table:table-cell table:style-name="Table20.A1" office:value-type="string">
                    <text:p text:style-name="P18">類型</text:p>
                    <text:p text:style-name="P14">-<text:span text:style-name="T1">將聲音從某方面來分類，例如：音樂，特殊音效等。</text:span></text:p>
                    <text:p text:style-name="P18"/>
                    <text:p text:style-name="P17"><text:span text:style-name="T1">屬性值描述</text:span>=</text:p>
                    <table:table table:name="Table21" table:style-name="Table21">
                      <table:table-column table:style-name="Table21.A"/>
                      <table:table-header-rows>
                        <table:table-row>
                          <table:table-cell table:style-name="Table21.A1" office:value-type="string">
                            <text:p text:style-name="P19">任何描述字串。</text:p>
                          </table:table-cell>
                        </table:table-row>
                      </table:table-header-rows>
                    </table:table>
                    <text:p text:style-name="P16"/>
                  </table:table-cell>
                </table:table-row>
              </table:table-header-rows>
              <table:table-row>
                <table:table-cell table:style-name="Table20.A2" office:value-type="string">
                  <text:p text:style-name="P16">discrete</text:p>
                  <text:p text:style-name="P16">-<text:span text:style-name="T1">指出聲音是否和週遭說話聲音重疊或產生干擾。</text:span></text:p>
                  <text:p text:style-name="P19"/>
                  <text:p text:style-name="P17"><text:span text:style-name="T1">屬性值</text:span>=</text:p>
                  <table:table table:name="Table22" table:style-name="Table22">
                    <table:table-column table:style-name="Table22.A"/>
                    <table:table-header-rows>
                      <table:table-row>
                        <table:table-cell table:style-name="Table22.A1" office:value-type="string">
                          <text:p text:style-name="P23">是</text:p>
                          <text:p text:style-name="P10">(<text:span text:style-name="T1">聲音和和週遭說話聲音重疊</text:span>)</text:p>
                        </table:table-cell>
                      </table:table-row>
                    </table:table-header-rows>
                    <table:table-row>
                      <table:table-cell table:style-name="Table22.A2" office:value-type="string">
                        <text:p text:style-name="P20">否</text:p>
                        <text:p text:style-name="P11">(<text:span text:style-name="T1">聲音對週遭說話聲音產生干擾</text:span>)</text:p>
                      </table:table-cell>
                    </table:table-row>
                    <table:table-row>
                      <table:table-cell table:style-name="Table22.A2" office:value-type="string">
                        <text:p text:style-name="P20">不明</text:p>
                        <text:p text:style-name="P11">(<text:span text:style-name="T1">不明</text:span>)</text:p>
                      </table:table-cell>
                    </table:table-row>
                  </table:table>
                  <text:p text:style-name="P16"/>
                </table:table-cell>
              </table:table-row>
            </table:table>
            <text:p text:style-name="P7"/>
          </table:table-cell>
        </table:table-row>
        <table:table-row>
          <table:table-cell table:style-name="Table1.A4" office:value-type="string">
            <text:p text:style-name="P4">&lt;tech&gt;</text:p>
            <text:p text:style-name="P4">(Technical stage direction)</text:p>
            <text:p text:style-name="P4">describes a special-purpose stage direction that is not</text:p>
            <text:p text:style-name="P4">meant for the actors.</text:p>
            <text:p text:style-name="P24">attributes=</text:p>
            <table:table table:name="Table11" table:style-name="Table11">
              <table:table-column table:style-name="Table11.A"/>
              <table:table-header-rows>
                <table:table-row>
                  <table:table-cell table:style-name="Table11.A1" office:value-type="string">
                    <text:p text:style-name="P14">type</text:p>
                    <text:p text:style-name="P14">-categorizes the technical stage direction.</text:p>
                    <text:p text:style-name="P25">values=</text:p>
                    <table:table table:name="Table12" table:style-name="Table12">
                      <table:table-column table:style-name="Table12.A"/>
                      <table:table-header-rows>
                        <table:table-row>
                          <table:table-cell table:style-name="Table12.A1" office:value-type="string">
                            <text:p text:style-name="P14">light</text:p>
                            <text:p text:style-name="P14">(a lighting cue)</text:p>
                          </table:table-cell>
                        </table:table-row>
                      </table:table-header-rows>
                      <table:table-row table:style-name="Table12.2">
                        <table:table-cell table:style-name="Table12.A2" office:value-type="string">
                          <text:p text:style-name="P16">sound</text:p>
                          <text:p text:style-name="P16">(a sound cue)</text:p>
                        </table:table-cell>
                      </table:table-row>
                      <table:table-row>
                        <table:table-cell table:style-name="Table12.A2" office:value-type="string">
                          <text:p text:style-name="P16">prop</text:p>
                          <text:p text:style-name="P16">(a prop cue)</text:p>
                        </table:table-cell>
                      </table:table-row>
                      <table:table-row>
                        <table:table-cell table:style-name="Table12.A2" office:value-type="string">
                          <text:p text:style-name="P16">block</text:p>
                          <text:p text:style-name="P16">(a blocking instruction)</text:p>
                        </table:table-cell>
                      </table:table-row>
                    </table:table>
                    <text:p text:style-name="P14"/>
                  </table:table-cell>
                </table:table-row>
              </table:table-header-rows>
              <table:table-row>
                <table:table-cell table:style-name="Table11.A2" office:value-type="string">
                  <text:p text:style-name="P16">perf </text:p>
                  <text:p text:style-name="P16">-identifies the performance or performances to which this technical direction applies.</text:p>
                  <text:p text:style-name="P17">value description=</text:p>
                  <table:table table:name="Table13" table:style-name="Table13">
                    <table:table-column table:style-name="Table13.A"/>
                    <table:table-header-rows>
                      <table:table-row>
                        <table:table-cell table:style-name="Table13.A1" office:value-type="string">
                          <text:p text:style-name="P16">The IDREFS are derived from the &lt;att&gt;xml:id&lt;/att&gt; attribute on a &lt;gi&gt;performance&lt;/gi&gt; element.</text:p>
                        </table:table-cell>
                      </table:table-row>
                    </table:table-header-rows>
                  </table:table>
                  <text:p text:style-name="P16"/>
                </table:table-cell>
              </table:table-row>
              <table:table-row>
                <table:table-cell table:style-name="Table11.A2" office:value-type="string">
                  <text:p text:style-name="P16"/>
                </table:table-cell>
              </table:table-row>
            </table:table>
            <text:p text:style-name="P4"/>
          </table:table-cell>
          <table:table-cell table:style-name="Table1.B4" office:value-type="string">
            <text:p text:style-name="P4">&lt;<text:span text:style-name="T1">技術舞台指示</text:span>&gt;</text:p>
            <text:p text:style-name="P4">(<text:span text:style-name="T1">技術性舞台指示</text:span>)</text:p>
            <text:p text:style-name="P5">描述ㄧ個具有特殊目的、但並非針對演員的舞台指示。</text:p>
            <text:p text:style-name="P5"/>
            <text:p text:style-name="P24"><text:span text:style-name="T4">屬性</text:span>=</text:p>
            <table:table table:name="Table23" table:style-name="Table23">
              <table:table-column table:style-name="Table23.A"/>
              <table:table-header-rows>
                <table:table-row>
                  <table:table-cell table:style-name="Table23.A1" office:value-type="string">
                    <text:p text:style-name="P23">類型</text:p>
                    <text:p text:style-name="P10">- <text:span text:style-name="T2">技術性舞台指示類型</text:span></text:p>
                    <text:p text:style-name="P26"><text:span text:style-name="T5">屬性值</text:span>=</text:p>
                    <table:table table:name="Table24" table:style-name="Table24">
                      <table:table-column table:style-name="Table24.A"/>
                      <table:table-header-rows>
                        <table:table-row>
                          <table:table-cell table:style-name="Table24.A1" office:value-type="string">
                            <text:p text:style-name="P23">燈光</text:p>
                            <text:p text:style-name="P10">(<text:span text:style-name="T1">燈光提示</text:span>)</text:p>
                          </table:table-cell>
                        </table:table-row>
                      </table:table-header-rows>
                      <table:table-row>
                        <table:table-cell table:style-name="Table24.A2" office:value-type="string">
                          <text:p text:style-name="P20">音效</text:p>
                          <text:p text:style-name="P11">(<text:span text:style-name="T1">音效提示</text:span>)</text:p>
                        </table:table-cell>
                      </table:table-row>
                      <table:table-row>
                        <table:table-cell table:style-name="Table24.A2" office:value-type="string">
                          <text:p text:style-name="P20">道具</text:p>
                          <text:p text:style-name="P11">(<text:span text:style-name="T1">道具提示</text:span>)</text:p>
                        </table:table-cell>
                      </table:table-row>
                      <table:table-row>
                        <table:table-cell table:style-name="Table24.A2" office:value-type="string">
                          <text:p text:style-name="P20">舞台調度</text:p>
                          <text:p text:style-name="P11">(<text:span text:style-name="T1">舞台調度指示</text:span>)</text:p>
                        </table:table-cell>
                      </table:table-row>
                    </table:table>
                    <text:p text:style-name="P10"/>
                  </table:table-cell>
                </table:table-row>
              </table:table-header-rows>
              <table:table-row>
                <table:table-cell table:style-name="Table23.A2" office:value-type="string">
                  <text:p text:style-name="P11"><text:span text:style-name="T2">演</text:span> </text:p>
                  <text:p text:style-name="P11">-<text:span text:style-name="T1">指出這項</text:span><text:span text:style-name="T2">技術性舞台指示適用</text:span><text:span text:style-name="T1">在哪些演出中。</text:span></text:p>
                  <text:p text:style-name="P20"/>
                  <text:p text:style-name="P22"><text:span text:style-name="T1">屬性值描述</text:span>=</text:p>
                  <table:table table:name="Table25" table:style-name="Table25">
                    <table:table-column table:style-name="Table25.A"/>
                    <table:table-header-rows>
                      <table:table-row>
                        <table:table-cell table:style-name="Table25.A1" office:value-type="string">
                          <text:p text:style-name="P20">IDREFS來自於元素&lt;gi&gt;<text:span text:style-name="T3">performance</text:span>&lt;/gi&gt;的屬性&lt;att&gt;xml:id&lt;/att&gt;。</text:p>
                        </table:table-cell>
                      </table:table-row>
                    </table:table-header-rows>
                  </table:table>
                  <text:p text:style-name="P11"/>
                </table:table-cell>
              </table:table-row>
              <table:table-row>
                <table:table-cell table:style-name="Table23.A2" office:value-type="string">
                  <text:p text:style-name="P16"/>
                </table:table-cell>
              </table:table-row>
            </table:table>
            <text:p text:style-name="P4"/>
          </table:table-cell>
        </table:table-row>
        <table:table-row>
          <table:table-cell table:style-name="Table1.A4" office:value-type="string">
            <text:p text:style-name="P4">&lt;view&gt;</text:p>
            <text:p text:style-name="P4">describes the visual context of some part of a screen play in terms of what the spectator sees, generally independent of any dialogue.</text:p>
          </table:table-cell>
          <table:table-cell table:style-name="Table1.B4" office:value-type="string">
            <text:p text:style-name="P4">&lt;<text:span text:style-name="T1">景象</text:span>&gt;</text:p>
            <text:p text:style-name="P5">劇本中描述觀眾所看到景象的文字，ㄧ般不包含任何對話內容。</text:p>
          </table:table-cell>
        </table:table-row>
        <table:table-row>
          <table:table-cell table:style-name="Table1.A4" office:value-type="string">
            <text:p text:style-name="P4">&lt;&gt;</text:p>
          </table:table-cell>
          <table:table-cell table:style-name="Table1.B4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6-10-15T21:42:12</meta:creation-date>
    <dc:creator>Weining</dc:creator>
    <dc:date>2007-06-06T22:53:40</dc:date>
    <dc:language>en-US</dc:language>
    <meta:editing-cycles>69</meta:editing-cycles>
    <meta:editing-duration>PT13H46M56S</meta:editing-duration>
    <meta:user-defined meta:name="Info 1"/>
    <meta:user-defined meta:name="Info 2"/>
    <meta:user-defined meta:name="Info 3"/>
    <meta:user-defined meta:name="Info 4"/>
    <meta:document-statistic meta:table-count="25" meta:image-count="0" meta:object-count="0" meta:page-count="1" meta:paragraph-count="206" meta:word-count="963" meta:character-count="4160"/>
  </office:meta>
</office:document-meta>
</file>